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Hello World!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Hello World!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This is a tes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2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78787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787878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6"><text:span text:style-name="MT1">Click to edit Master title style</text:span></text:p>
        </draw:text-box>
      </draw:frame>
      <draw:frame draw:name="Text Placeholder 2" presentation:style-name="Mpr21" draw:text-style-name="MP18" draw:layer="backgroundobjects" svg:width="29.209cm" svg:height="4.166cm" svg:x="2.311cm" svg:y="12.749cm" presentation:class="outline" presentation:user-transformed="true">
        <draw:text-box>
          <text:p text:style-name="MP17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Text Placeholder 2" presentation:style-name="Mpr31" draw:text-style-name="MP18" draw:layer="backgroundobjects" svg:width="14.326cm" svg:height="2.288cm" svg:x="2.333cm" svg:y="4.67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3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Click to edit Master title style</text:span></text:p>
        </draw:text-box>
      </draw:frame>
      <draw:frame draw:name="Content Placeholder 2" presentation:style-name="Mpr44" draw:text-style-name="MP20" draw:layer="backgroundobjects" svg:width="17.144cm" svg:height="13.537cm" svg:x="14.398cm" svg:y="2.743cm" presentation:class="outline" presentation:user-transformed="true">
        <draw:text-box>
          <text:list text:style-name="ML5">
            <text:list-item>
              <text:p text:style-name="MP21"><text:span text:style-name="MT11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2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8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49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2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van Pierce</meta:initial-creator>
    <dc:creator>Evan Pierce</dc:creator>
    <meta:editing-cycles>1</meta:editing-cycles>
    <meta:creation-date>2026-03-01T16:03:12</meta:creation-date>
    <dc:date>2026-03-01T16:03:26</dc:date>
    <meta:editing-duration>P0D</meta:editing-duration>
    <meta:generator>LibreOffice/24.2.7.2$Linux_X86_64 LibreOffice_project/420$Build-2</meta:generator>
    <meta:document-statistic meta:object-count="137"/>
    <meta:user-defined meta:name="AppVersion">16.0000</meta:user-defined>
    <meta:user-defined meta:name="PresentationFormat">Widescreen</meta:user-defined>
    <meta:user-defined meta:name="Slides" meta:value-type="float">1</meta:user-defined>
  </office:meta>
</office:document-meta>
</file>